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7.923cm" loext:decorative="false"/>
      <style:paragraph-properties style:writing-mode="lr-tb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852cm" fo:min-width="3.908cm" style:writing-mode="lr-tb" loext:decorative="false"/>
      <style:paragraph-properties style:writing-mode="lr-tb"/>
    </style:style>
    <style:style style:name="gr7" style:family="graphic" style:parent-style-name="objectwithoutfill">
      <style:graphic-properties draw:fill="none" draw:textarea-horizontal-align="left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17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5cm" svg:y1="2.75cm" svg:x2="13.5cm" svg:y2="2.75cm">
          <text:p/>
        </draw:line>
        <draw:line draw:style-name="gr2" draw:text-style-name="P3" draw:layer="layout" svg:x1="12.7cm" svg:y1="7cm" svg:x2="13.45cm" svg:y2="7cm">
          <text:p/>
        </draw:line>
        <draw:line draw:style-name="gr3" draw:text-style-name="P3" draw:layer="layout" svg:x1="6.313cm" svg:y1="9.575cm" svg:x2="6.313cm" svg:y2="10.56cm">
          <text:p/>
        </draw:line>
        <draw:custom-shape draw:style-name="gr1" draw:text-style-name="P2" draw:layer="layout" svg:width="6.488cm" svg:height="1.64cm" svg:x="3cm" svg:y="10.61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299cm" svg:y1="1.891cm" svg:x2="6.299cm" svg:y2="2.876cm">
          <text:p/>
        </draw:line>
        <draw:path draw:style-name="gr4" draw:text-style-name="P5" draw:layer="layout" svg:width="11.749cm" svg:height="3.849cm" svg:x="0.5cm" svg:y="2.9cm" svg:viewBox="0 0 11750 3850" svg:d="M0 3850v-3850h11750v3850zM653 132v3718zM11097 132v3718z">
          <text:p text:style-name="P4"><text:span text:style-name="T1">n:=input_int(1, INT_MAX)</text:span></text:p>
          <text:p text:style-name="P4"><text:span text:style-name="T1">arr:=create_default_arr(n)</text:span></text:p>
          <text:p text:style-name="P4"><text:span text:style-name="T1">print_arr(arr, n)</text:span></text:p>
        </draw:path>
        <draw:frame draw:style-name="gr5" draw:text-style-name="P6" draw:layer="layout" svg:width="8.423cm" svg:height="4.136cm" svg:x="12.75cm" svg:y="2.75cm">
          <draw:text-box>
            <text:p><text:span text:style-name="T1">Ввод n от 1 до максимального </text:span></text:p>
            <text:p><text:span text:style-name="T1">значения типа int</text:span></text:p>
            <text:p><text:span text:style-name="T1">Создание и заполнение 3 мерного</text:span></text:p>
            <text:p><text:span text:style-name="T1">динамического массива</text:span></text:p>
            <text:p><text:span text:style-name="T1">Вывод диагональных сечений </text:span></text:p>
            <text:p><text:span text:style-name="T1">массива</text:span></text:p>
            <text:p><text:span text:style-name="T1"/></text:p>
          </draw:text-box>
        </draw:frame>
        <draw:line draw:style-name="gr2" draw:text-style-name="P3" draw:layer="layout" svg:x1="12.75cm" svg:y1="2.75cm" svg:x2="12.75cm" svg:y2="7cm">
          <text:p/>
        </draw:line>
        <draw:line draw:style-name="gr3" draw:text-style-name="P3" draw:layer="layout" svg:x1="6.25cm" svg:y1="6.765cm" svg:x2="6.25cm" svg:y2="7.75cm">
          <text:p/>
        </draw:line>
        <draw:custom-shape draw:style-name="gr6" draw:text-style-name="P2" draw:layer="layout" svg:width="7cm" svg:height="1.75cm" svg:x="2.45cm" svg:y="7.75cm">
          <text:p text:style-name="P1"><text:span text:style-name="T1">вывод(find_max_diagonal(arr, n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7" draw:text-style-name="P7" draw:layer="layout" svg:x1="12.75cm" svg:y1="7.5cm" svg:x2="12.75cm" svg:y2="9.75cm">
          <text:p/>
        </draw:line>
        <draw:frame draw:style-name="gr8" draw:text-style-name="P9" draw:layer="layout" svg:width="6.117cm" svg:height="1.916cm" svg:x="12.883cm" svg:y="7.584cm">
          <draw:text-box>
            <text:p text:style-name="P8"><text:span text:style-name="T1">Вывод максимальной </text:span></text:p>
            <text:p text:style-name="P8"><text:span text:style-name="T1">суммы чисел из всех </text:span></text:p>
            <text:p text:style-name="P8"><text:span text:style-name="T1">диагоналей</text:span></text:p>
          </draw:text-box>
        </draw:frame>
        <draw:line draw:style-name="gr2" draw:text-style-name="P3" draw:layer="layout" svg:x1="12.7cm" svg:y1="7.5cm" svg:x2="13.45cm" svg:y2="7.5cm">
          <text:p/>
        </draw:line>
        <draw:line draw:style-name="gr2" draw:text-style-name="P3" draw:layer="layout" svg:x1="12.7cm" svg:y1="9.8cm" svg:x2="13.45cm" svg:y2="9.8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31T23:53:50.245617092</dc:date>
    <meta:editing-duration>PT52M53S</meta:editing-duration>
    <meta:editing-cycles>10</meta:editing-cycles>
    <meta:generator>LibreOffice/25.2.7.2$Linux_X86_64 LibreOffice_project/520$Build-2</meta:generator>
    <meta:document-statistic meta:object-count="15"/>
  </office:meta>
</office:document-meta>
</file>